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90000025328870A7213500830.png" manifest:media-type="image/png"/>
  <manifest:file-entry manifest:full-path="Pictures/10006D6B0000741E000052227C00092C0046877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0.776cm" fo:min-width="29.22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9.726cm" svg:height="21.02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9.725cm" svg:height="21.025cm" svg:x="0cm" svg:y="0cm">
          <draw:image xlink:href="Pictures/10006D6B0000741E000052227C00092C00468776.svg" xlink:type="simple" xlink:show="embed" xlink:actuate="onLoad" draw:mime-type="image/svg+xml">
            <text:p/>
          </draw:image>
          <draw:image xlink:href="Pictures/10000001000003490000025328870A7213500830.png" xlink:type="simple" xlink:show="embed" xlink:actuate="onLoad" draw:mime-type="image/png"/>
          <svg:desc>id16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42cm" fo:margin-bottom="1.042cm" fo:margin-left="1.042cm" fo:margin-right="1.042cm" fo:page-width="29.726cm" fo:page-height="21.0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3-29T17:21:11.850257583</dc:date>
    <meta:editing-duration>PT57S</meta:editing-duration>
    <meta:editing-cycles>1</meta:editing-cycles>
    <meta:document-statistic meta:object-count="2"/>
    <meta:generator>LibreOffice/7.3.1.3$Linux_X86_64 LibreOffice_project/30$Build-3</meta:generator>
  </office:meta>
</office:document-meta>
</file>